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2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acloud.guru/forums/aws-certified-solutions-architect-associate/discussion/-KKr5HCv2bzH3EOBSUAt/my_path_to_solutions_architec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acloud.guru/forums/aws-certified-solutions-architect-associate/discussion/-KSDNs4nfg5ikp6yBN9l/exam_feedback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jayendrapatil.com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http://mistwire.com/2016/05/aws-certified-solutions-architect-associate-study-notes 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https://markosrendell.wordpress.com/2013/12/12/aws-certified-solutions-architect-sample-questions-answered-and-discussed 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https://thecertschool.com/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http://quizbucket.org/quiz/aws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table:number-columns-repeated="2"/>
          <table:table-cell table:style-name="ce1" office:value-type="string">
            <text:p>http://hadoopexam.com/do1111/index.php/aws-amazon-webservice/aws-sol-architect-associate/71-question-8-for-dynamodb-which-statement-are-correct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acloud.guru/forums/aws-certified-solutions-architect-associate/discussion/-KKr5HCv2bzH3EOBSUAt/my_path_to_solutions_architec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 http://www.dennyzhang.com/quizquestionsaws_exam/ 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https://medium.com/@franktran/how-to-succeed-in-aws-certified-solutions-architect-associate-exam-8a30344347f#.jbgmq2dr5 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acloud.guru/forums/aws-certified-developer-associate/discussion/-KLoevAWjC2_Ojgy0CL3/-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acloud.guru/forums/aws-certified-sysops-administrator-associate/discussion/-KLoj8etD_zfOU6J8uVD/-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acloud.guru/forums/aws-certified-devops-engineer-professional/discussion/-KOcdL3KwcM6Bd6rbmEE/my_path_to_devops_engineer_pro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acloud.guru/forums/aws-certified-solutions-architect-professional/discussion/-KOcf6vWIq2mQTP-xmGC/-</text:p>
          </table:table-cell>
          <table:table-cell/>
        </table:table-row>
      </table:table>
      <table:table table:name="vpc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http://docs.aws.amazon.com/AmazonVPC/latest/UserGuide/default-vpc.html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office:value-type="string">
            <text:p>https://aws.amazon.com/whitepapers/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4">
          <table:table-cell office:value-type="string">
            <text:p>route table</text:p>
          </table:table-cell>
          <table:table-cell office:value-type="string">
            <text:p>https://medium.com/@mda590/aws-routing-101-67879d23014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4">
          <table:table-cell office:value-type="string">
            <text:p>bastion host</text:p>
          </table:table-cell>
          <table:table-cell office:value-type="string">
            <text:p>https://cloudacademy.com/blog/aws-bastion-host-nat-instances-vpc-peering-security/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2017-06-16</text:date>, <text:time>20:5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6:55:25.13</meta:creation-date>
    <meta:generator>OpenOffice/4.1.3$Win32 OpenOffice.org_project/413m1$Build-9783</meta:generator>
    <dc:date>2017-06-16T20:58:10.36</dc:date>
    <meta:editing-duration>PT14H29M33S</meta:editing-duration>
    <meta:editing-cycles>14</meta:editing-cycles>
    <meta:document-statistic meta:table-count="3" meta:cell-count="21" meta:object-count="0"/>
  </office:meta>
</office:document-meta>
</file>